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35e"/>
    </style:style>
    <style:style style:name="P2" style:family="paragraph" style:parent-style-name="Standard">
      <style:text-properties officeooo:rsid="000c9bfa" officeooo:paragraph-rsid="000c9bfa"/>
    </style:style>
    <style:style style:name="P3" style:family="paragraph" style:parent-style-name="Standard">
      <style:text-properties officeooo:rsid="000f270c" officeooo:paragraph-rsid="000f270c"/>
    </style:style>
    <style:style style:name="P4" style:family="paragraph" style:parent-style-name="Standard">
      <style:text-properties officeooo:rsid="000fab6c" officeooo:paragraph-rsid="000fab6c"/>
    </style:style>
    <style:style style:name="P5" style:family="paragraph" style:parent-style-name="Standard">
      <style:text-properties fo:font-size="10pt" officeooo:rsid="000f270c" officeooo:paragraph-rsid="000fab6c" style:font-size-asian="10pt" style:font-size-complex="10pt"/>
    </style:style>
    <style:style style:name="P6" style:family="paragraph" style:parent-style-name="Standard">
      <style:text-properties fo:font-size="10pt" officeooo:rsid="001187e7" officeooo:paragraph-rsid="001187e7" style:font-size-asian="10pt" style:font-size-complex="10pt"/>
    </style:style>
    <style:style style:name="P7" style:family="paragraph" style:parent-style-name="Standard">
      <style:text-properties fo:font-size="10pt" officeooo:rsid="001280da" officeooo:paragraph-rsid="001280da" style:font-size-asian="10pt" style:font-size-complex="10pt"/>
    </style:style>
    <style:style style:name="T1" style:family="text">
      <style:text-properties officeooo:rsid="000a335e"/>
    </style:style>
    <style:style style:name="T2" style:family="text">
      <style:text-properties officeooo:rsid="000beec4"/>
    </style:style>
    <style:style style:name="T3" style:family="text">
      <style:text-properties style:text-underline-style="solid" style:text-underline-type="double" style:text-underline-width="auto" style:text-underline-color="font-color" officeooo:rsid="000a335e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14.25pt"/>
    </style:style>
    <style:style style:name="T6" style:family="text">
      <style:text-properties style:font-name="sans-serif" fo:font-size="14.25pt" officeooo:rsid="000fab6c"/>
    </style:style>
    <style:style style:name="T7" style:family="text">
      <style:text-properties style:font-name="sans-serif" fo:font-size="14.25pt" officeooo:rsid="001280da"/>
    </style:style>
    <style:style style:name="T8" style:family="text">
      <style:text-properties style:font-name="sans-serif" officeooo:rsid="000fab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d-tipo abstrato de dados</text:p>
      <text:p text:style-name="Standard">*conjunto de atributos</text:p>
      <text:p text:style-name="Standard">*conjunto de metodos/funções</text:p>
      <text:p text:style-name="Standard"/>
      <text:p text:style-name="P1">tad lista-</text:p>
      <text:p text:style-name="P1"><text:tab/>&gt;array</text:p>
      <text:p text:style-name="P1"><text:tab/>&gt; encadead<text:span text:style-name="T2">a simples</text:span>;</text:p>
      <text:p text:style-name="P1"><text:tab/><text:span text:style-name="T1">&gt;</text:span><text:span text:style-name="T3">encadeamento</text:span><text:span text:style-name="T1"> duplo</text:span></text:p>
      <text:p text:style-name="P1"><text:tab/><text:span text:style-name="T1">&gt;circular</text:span></text:p>
      <text:p text:style-name="P1"/>
      <text:p text:style-name="P1">tad pilha</text:p>
      <text:p text:style-name="Standard">tad fila</text:p>
      <text:p text:style-name="Standard"/>
      <text:p text:style-name="Standard"/>
      <text:p text:style-name="P2">fila,pilha,deque</text:p>
      <text:p text:style-name="P2">fila = <text:s text:c="3"/>*fifo= primeiro que entra primeiro que sai</text:p>
      <text:p text:style-name="P2">pilha = *lifo = primeiro que entra ultimo que sai</text:p>
      <text:p text:style-name="P2"/>
      <text:p text:style-name="P2"/>
      <text:p text:style-name="P5"><text:span text:style-name="T4">fopen() </text:span><text:span text:style-name="T8">= </text:span><text:span text:style-name="T4">Abre um arquivo</text:span></text:p>
      <text:p text:style-name="P5"><text:span text:style-name="T4">fclose() </text:span><text:span text:style-name="T8">= </text:span><text:span text:style-name="T4">Fecha um arquivo</text:span></text:p>
      <text:p text:style-name="P5"><text:span text:style-name="T4">fputc() / fputs() </text:span><text:span text:style-name="T8">= </text:span><text:span text:style-name="T4">Escreve um/vários caractere(s)(putc/puts)</text:span></text:p>
      <text:p text:style-name="P5"><text:span text:style-name="T4">fprintf() </text:span><text:span text:style-name="T8">= </text:span><text:span text:style-name="T4">printf() em arquivos</text:span></text:p>
      <text:p text:style-name="P5"><text:span text:style-name="T4">fwrite() </text:span><text:span text:style-name="T8">= </text:span><text:span text:style-name="T4">Escreve um bloco de informaçõesno arquivo binário (structse vetores)</text:span></text:p>
      <text:p text:style-name="P5"><text:span text:style-name="T4">fgetc() / fgets() </text:span><text:span text:style-name="T8">= </text:span><text:span text:style-name="T4">Lêum/vários caractere(s) (getc/gets)</text:span></text:p>
      <text:p text:style-name="P5"><text:span text:style-name="T4">fscanf() </text:span><text:span text:style-name="T8">= </text:span><text:span text:style-name="T4">scanf() em arquivos</text:span></text:p>
      <text:p text:style-name="P5"><text:span text:style-name="T4">fread() </text:span><text:span text:style-name="T8">= </text:span><text:span text:style-name="T4">Lê umbloco de informações do arquivo binário (structse vetores)</text:span></text:p>
      <text:p text:style-name="P5"><text:span text:style-name="T4">feof() </text:span><text:span text:style-name="T8">= </text:span><text:span text:style-name="T4">Informase atingiu o final do arquivo</text:span></text:p>
      <text:p text:style-name="P5"><text:span text:style-name="T4">ferror() </text:span><text:span text:style-name="T8">= </text:span><text:span text:style-name="T4">Informa se ocorreu erro na gravação/leitura</text:span></text:p>
      <text:p text:style-name="P5"><text:span text:style-name="T4">rewind() </text:span><text:span text:style-name="T8">= </text:span><text:span text:style-name="T4">Realocao indicador de posição no início do arquivo (voltar ao início)remove()Apagaum arquivo</text:span></text:p>
      <text:p text:style-name="P5"><text:span text:style-name="T4">fseek() </text:span><text:span text:style-name="T8">= </text:span><text:span text:style-name="T4">Reposicionar oindicador de posição em um local específico do arquivo</text:span></text:p>
      <text:p text:style-name="P5"><text:span text:style-name="T5">file *fe = fopen("pessoas.bn","rw")</text:span></text:p>
      <text:p text:style-name="P6"><text:span text:style-name="T5">fclose(file *fe);</text:span></text:p>
      <text:p text:style-name="P6"><text:span text:style-name="T5"/></text:p>
      <text:p text:style-name="P6"><text:span text:style-name="T5">1º salvar um contato (a)</text:span></text:p>
      <text:p text:style-name="P6"><text:span text:style-name="T5">2º buscar contato </text:span><text:span text:style-name="T7">(r)</text:span></text:p>
      <text:p text:style-name="P7"><text:span text:style-name="T5">3º modificar contato (RW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5T21:01:58.736024153</meta:creation-date>
    <dc:date>2019-12-02T21:44:01.086243884</dc:date>
    <meta:editing-duration>PT59M27S</meta:editing-duration>
    <meta:editing-cycles>5</meta:editing-cycles>
    <meta:generator>LibreOffice/6.3.3.2$Linux_X86_64 LibreOffice_project/30$Build-2</meta:generator>
    <meta:document-statistic meta:table-count="0" meta:image-count="0" meta:object-count="0" meta:page-count="1" meta:paragraph-count="30" meta:word-count="160" meta:character-count="1063" meta:non-whitespace-character-count="926"/>
  </office:meta>
</office:document-meta>
</file>